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instrukce" style:family="text">
      <style:text-properties style:use-window-font-color="true"/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4" style:parent-style-name="instrukce" style:family="text">
      <style:text-properties style:use-window-font-color="true"/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P27" style:parent-style-name="podpis" style:family="paragraph">
      <style:paragraph-properties fo:margin-top="0.3333in"/>
    </style:style>
    <style:style style:name="T28" style:parent-style-name="instrukce" style:family="text">
      <style:text-properties style:use-window-font-color="true"/>
    </style:style>
    <style:style style:name="T29" style:parent-style-name="instrukce" style:family="text">
      <style:text-properties style:use-window-font-color="true"/>
    </style:style>
    <style:style style:name="T30" style:parent-style-name="instrukce" style:family="text">
      <style:text-properties style:use-window-font-color="true"/>
    </style:style>
    <style:style style:name="T31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9/2025</text:p>
            <text:p text:style-name="Normální">KVOP-16240/2025</text:p>
            <text:p text:style-name="Normální">14. 04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R. F.</text:p>
            <text:p text:style-name="Normální"/>
            <text:p text:style-name="Normální"/>
            <text:p text:style-name="Normální"/>
            <text:p text:style-name="P17">e-mail:</text:p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<text:s/>č. 106/1999 Sb., o svobodném přístupu k informacím</text:h>
      <text:p text:style-name="Základnítext">Vážený pane F.,</text:p>
      <text:p text:style-name="Základnítext">dne 3. dubna 2025 obdržela Kancelář veřejného ochránce práv Vaši žádost o informace. Žádáte o:</text:p>
      <text:list text:style-name="LFO3_1" text:continue-numbering="true">
        <text:list-item>
          <text:p text:style-name="P18"><text:span text:style-name="T19">Odpověď na žádost veřejného ochránce práv ze dne 12. 1. 2021, č. j. 12506/21/7700-00130-711462</text:span><text:span text:style-name="T20">, ze dne 10. 2. 2021,</text:span></text:p>
        </text:list-item>
        <text:list-item>
          <text:p text:style-name="P21"><text:span text:style-name="T22">Metodický pokyn ke správě kompenzačního bonusu, č. j. 24440/20/7700-10050-050030,</text:span></text:p>
        </text:list-item>
        <text:list-item>
          <text:p text:style-name="P23"><text:span text:style-name="T24">Metodický pokyn ke správě kompenzačního bonusu, č. j. 32828/20/7700-10123-711442.</text:span></text:p>
        </text:list-item>
      </text:list>
      <text:p text:style-name="Základnítext"><text:span text:style-name="Silné">Dáváme Vám tyto informace</text:span>:</text:p>
      <text:p text:style-name="Základnítext"><text:span text:style-name="T25">V příloze Vám zasíláme požadované<text:s/></text:span><text:span text:style-name="T26">dokumenty. Tyto dokumenty se vztahují k šetření veřejného ochránce práv zahájeného z vlastní iniciativy pod sp. zn. 155/2021/VOP. Nad rámec Vaší žádosti uvádíme, že zpráva ze šetření veřejného ochránce práv v této věci je veřejně dostupná z</text:span><text:span text:style-name="instrukce"> </text:span><text:a xlink:href="https://eso.ochrance.cz/Nalezene/Edit/10118" office:target-frame-name="_top" xlink:show="replace"><text:span text:style-name="Hypertextovýodkaz">https://eso.ochrance.cz</text:span></text:a><text:span text:style-name="instrukce">.</text:span></text:p>
      <text:p text:style-name="Základnítext">S pozdravem</text:p>
      <text:p text:style-name="Základnítext"/>
      <text:p text:style-name="P27">JUDr. Pavel Pořízek, Ph.D. v. r.</text:p>
      <text:p text:style-name="podpis">vedoucí Kanceláře veřejného ochránce práv</text:p>
      <text:p text:style-name="podpis">(podepsáno elektronicky)</text:p>
      <text:p text:style-name="Normální"/>
      <text:p text:style-name="Příloha"/>
      <text:p text:style-name="Příloha"/>
      <text:p text:style-name="Příloha">Přílohy</text:p>
      <text:p text:style-name="Normální"><text:span text:style-name="T28">Odpověď na žádost veřejného ochránce práv ze dne 12. 1. 2021,</text:span><text:span text:style-name="T29"><text:s/>č. j. 12506/21/7700-00130-711462, ze dne 10. 2. 2021</text:span></text:p>
      <text:p text:style-name="Normální"><text:span text:style-name="T30">Metodický pokyn ke správě kompenzačního bonusu, č. j. 24440/20/7700-10050-050030</text:span></text:p>
      <text:soft-page-break/>
      <text:p text:style-name="Normální"><text:span text:style-name="T31">Metodický pokyn ke správě kompenzačního bonusu, č. j. 32828/20/7700-10123-71144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EHD6*</text:span></text:p>
        <text:p text:style-name="P12"><text:span text:style-name="T13">KVOPX00FEHD6</text:span>KVOPX00FEHD6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5-12T07:31:00Z</meta:creation-date>
    <dc:date>2025-05-12T07:38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2" meta:paragraph-count="2" meta:word-count="203" meta:character-count="1404" meta:row-count="10" meta:non-whitespace-character-count="1203"/>
  </office:meta>
</office:document-meta>
</file>